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9.26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76.99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28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11.91mm"/>
    </style:style>
    <style:style style:name="co13" style:family="table-column">
      <style:table-column-properties fo:break-before="auto" style:column-width="15.35mm"/>
    </style:style>
    <style:style style:name="co14" style:family="table-column">
      <style:table-column-properties fo:break-before="auto" style:column-width="87.59mm"/>
    </style:style>
    <style:style style:name="co15" style:family="table-column">
      <style:table-column-properties fo:break-before="auto" style:column-width="75.4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4.08mm"/>
    </style:style>
    <style:style style:name="co18" style:family="table-column">
      <style:table-column-properties fo:break-before="auto" style:column-width="20.64mm"/>
    </style:style>
    <style:style style:name="co19" style:family="table-column">
      <style:table-column-properties fo:break-before="auto" style:column-width="19.58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17.73mm"/>
    </style:style>
    <style:style style:name="co22" style:family="table-column">
      <style:table-column-properties fo:break-before="auto" style:column-width="37.57mm"/>
    </style:style>
    <style:style style:name="co23" style:family="table-column">
      <style:table-column-properties fo:break-before="auto" style:column-width="36.25mm"/>
    </style:style>
    <style:style style:name="co24" style:family="table-column">
      <style:table-column-properties fo:break-before="auto" style:column-width="35.45mm"/>
    </style:style>
    <style:style style:name="ro1" style:family="table-row">
      <style:table-row-properties style:row-height="6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33.69mm" fo:break-before="auto" style:use-optimal-row-height="true"/>
    </style:style>
    <style:style style:name="ro6" style:family="table-row">
      <style:table-row-properties style:row-height="14.73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8.94mm" fo:break-before="auto" style:use-optimal-row-height="false"/>
    </style:style>
    <style:style style:name="ro9" style:family="table-row">
      <style:table-row-properties style:row-height="9.3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>
      <style:table-cell-properties fo:background-color="#000000" fo:wrap-option="wrap" style:vertical-align="automatic"/>
    </style:style>
    <style:style style:name="ce14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8" style:family="table-cell" style:parent-style-name="Default" style:data-style-name="N10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itHub Alias</text:p>
          </table:table-cell>
          <table:table-cell table:style-name="ce2" office:value-type="string" calcext:value-type="string">
            <text:p>Roll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16" table:default-cell-style-name="ce1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ory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ffort Plan Original [h]</text:p>
          </table:table-cell>
          <table:table-cell table:style-name="ce2" office:value-type="string" calcext:value-type="string">
            <text:p>Effort Plan Updated</text:p>
          </table:table-cell>
          <table:table-cell table:style-name="ce2" office:value-type="string" calcext:value-type="string">
            <text:p>Effort Actual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cation Reminders</text:p>
          </table:table-cell>
          <table:table-cell table:style-name="ce4" office:value-type="string" calcext:value-type="string">
            <text:p>Patient will be reminded to take their medic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3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In progres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Planned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In progress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one</text:p>
          </table:table-cell>
          <table:table-cell table:number-columns-repeated="101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ask 8</text:p>
          </table:table-cell>
          <table:table-cell office:value-type="string" calcext:value-type="string">
            <text:p>Persisten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013" table:default-cell-style-name="ce1"/>
        <table:table-row table:style-name="ro4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Sprin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wner</text:p>
          </table:table-cell>
          <table:table-cell table:style-name="ce13" office:value-type="string" calcext:value-type="string">
            <text:p>Reviewer</text:p>
          </table:table-cell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Effort Plan Original</text:p>
          </table:table-cell>
          <table:table-cell table:style-name="ce13" office:value-type="string" calcext:value-type="string">
            <text:p>Effort Plan Updated</text:p>
          </table:table-cell>
          <table:table-cell table:style-name="ce13" office:value-type="string" calcext:value-type="string">
            <text:p>Effort Actual</text:p>
          </table:table-cell>
          <table:table-cell table:style-name="ce13" office:value-type="string" calcext:value-type="string">
            <text:p>Status</text:p>
          </table:table-cell>
          <table:table-cell table:style-name="ce14" table:number-columns-repeated="1012"/>
          <table:table-cell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4" office:value-type="string" calcext:value-type="string">
            <text:p>Create the necessary model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remind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6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7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eate necessary model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 for the mood diar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ood</text:p>
          </table:table-cell>
          <table:table-cell office:value-type="string" calcext:value-type="string">
            <text:p>The user can choose his/her actual mood with a mood sca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7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table-cell table:style-name="ce15" table:number-columns-repeated="3"/>
          <table:table-cell table:style-name="ce16"/>
          <table:table-cell table:style-name="ce15" table:number-columns-repeated="1020"/>
        </table:table-row>
        <table:table-row table:style-name="ro7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the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7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The user can create a list with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an writ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can enter activities or exercises which he has done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open the pms with a login and mange his Use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3"/>
        </table:table-row>
        <table:table-row table:style-name="ro6"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The developer can checkout the repository and a database with sample data is created.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6"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he user can see all important emergency contacts on a persistence part of the GUI.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3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 Messaging Communication Backend</text:p>
          </table:table-cell>
          <table:table-cell office:value-type="string" calcext:value-type="string">
            <text:p>The user can get in contact with his therapist and other patients.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gress</text:p>
          </table:table-cell>
          <table:table-cell table:number-columns-repeated="1013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 Class Diagram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020" table:default-cell-style-name="ce1"/>
        <table:table-row table:style-name="ro9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Time of Record</text:p>
          </table:table-cell>
          <table:table-cell table:style-name="ce7" office:value-type="string" calcext:value-type="string">
            <text:p>Remaining Effort</text:p>
          </table:table-cell>
          <table:table-cell table:style-name="ce7" office:value-type="string" calcext:value-type="string">
            <text:p>Remaining Ressources</text:p>
          </table:table-cell>
          <table:table-cell table:style-name="ce7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15-09-15" calcext:value-type="date">
            <text:p>9.15.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15-09-16" calcext:value-type="date">
            <text:p>9.16.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t_Backlog.A1:Sprint_Backlog.K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.00.0000</text:date>, <text:time style:data-style-name="N2" text:time-value="11:57:48.388558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Juergen Vogel</meta:initial-creator>
    <meta:creation-date>2012-11-08T11:09:41Z</meta:creation-date>
    <dc:date>2019-05-18T11:58:18.651828128</dc:date>
    <meta:editing-cycles>16</meta:editing-cycles>
    <meta:editing-duration>PT15M45S</meta:editing-duration>
    <meta:document-statistic meta:table-count="4" meta:cell-count="413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